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31.75mm"/>
        </style:tab-stops>
      </style:paragraph-properties>
      <style:text-properties style:font-name="Century Gothic" fo:font-size="10pt" style:font-size-asian="10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 style:font-name-complex="Century Gothic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Century Gothic" fo:font-size="10pt" fo:language="en" fo:country="US" style:font-name-asian="SimSun" style:font-size-asian="10pt" style:language-asian="zh" style:country-asian="CN" style:font-name-complex="Times-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10pt" fo:letter-spacing="-0.05mm" style:font-size-asian="10pt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25.4mm"/>
          <style:tab-stop style:position="-12.7mm"/>
        </style:tab-stops>
      </style:paragraph-properties>
      <style:text-properties style:font-name="Century Gothic" fo:font-size="10pt" fo:letter-spacing="-0.05mm" style:font-size-asian="10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-25.4mm"/>
          <style:tab-stop style:position="-12.7mm"/>
        </style:tab-stops>
      </style:paragraph-properties>
      <style:text-properties style:font-name="Century Gothic" fo:font-size="10pt" fo:letter-spacing="-0.05mm" style:font-size-asian="10pt" style:font-name-complex="Arial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31.75mm"/>
        </style:tab-stops>
      </style:paragraph-properties>
      <style:text-properties style:font-name="Century Gothic" fo:font-size="10pt" fo:letter-spacing="-0.05mm" style:font-size-asian="10pt" style:font-name-complex="Arial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etter-spacing="-0.05mm" style:font-size-asian="10pt" style:font-name-complex="Arial" fo:hyphenate="false" fo:hyphenation-remain-char-count="2" fo:hyphenation-push-char-count="2"/>
    </style:style>
    <style:style style:name="P11" style:family="paragraph" style:parent-style-name="Standard">
      <style:paragraph-properties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etter-spacing="-0.05mm" style:font-size-asian="10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13" style:family="paragraph" style:parent-style-name="Standard">
      <style:paragraph-properties>
        <style:tab-stops>
          <style:tab-stop style:position="79.6mm" style:type="center"/>
          <style:tab-stop style:position="159.21mm" style:type="right"/>
        </style:tab-stops>
      </style:paragraph-properties>
    </style:style>
    <style:style style:name="P14" style:family="paragraph" style:parent-style-name="Standard">
      <style:text-properties fo:font-size="5pt" fo:language="none" fo:country="none" style:font-size-asian="5pt" style:language-asian="none" style:country-asian="none"/>
    </style:style>
    <style:style style:name="P15" style:family="paragraph" style:parent-style-name="Standard">
      <style:paragraph-properties fo:padding-left="0mm" fo:padding-right="0mm" fo:padding-top="0.35mm" fo:padding-bottom="0mm" fo:border-left="none" fo:border-right="none" fo:border-top="0.51pt solid #000000" fo:border-bottom="none">
        <style:tab-stops>
          <style:tab-stop style:position="32.51mm"/>
          <style:tab-stop style:position="40.01mm"/>
        </style:tab-stops>
      </style:paragraph-properties>
      <style:text-properties style:font-name="Century Gothic" fo:font-size="10pt" style:font-size-asian="10pt" style:font-name-complex="Ari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/>
    </style:style>
    <style:style style:name="P17" style:family="paragraph" style:parent-style-name="Heading_20_3">
      <style:text-properties style:font-name="Century Gothic" fo:font-size="10pt" style:font-size-asian="10pt" style:font-name-complex="Century Gothic" style:font-size-complex="10pt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style:font-name-complex="Arial"/>
    </style:style>
    <style:style style:name="T4" style:family="text">
      <style:text-properties fo:letter-spacing="-0.05mm" style:font-name-complex="Arial"/>
    </style:style>
    <style:style style:name="fr1" style:family="graphic" style:parent-style-name="Frame">
      <style:graphic-properties fo:margin-left="3.19mm" fo:margin-right="3.19mm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fo:padding="0.02m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AA</text:p>
      <text:p text:style-name="P4">Company Registration No : BBB</text:p>
      <text:p text:style-name="P5">(Incorporated in the Republic of Singapore)</text:p>
      <text:p text:style-name="P12"/>
      <text:p text:style-name="P12"/>
      <text:p text:style-name="P12"/>
      <text:p text:style-name="P7"><text:span text:style-name="T2">ATTENDANCE LIST FOR THE EXTRAORDINARY GENERAL MEETING</text:span><text:span text:style-name="T1"> </text:span><text:span text:style-name="T3">of the member of the Company held at:</text:span></text:p>
      <text:p text:style-name="P8"/>
      <text:p text:style-name="P8"/>
      <text:p text:style-name="P2"><text:span text:style-name="T4">Date and Time<text:tab/>:<text:tab/>DDMMYYYY </text:span><text:span text:style-name="T3">at 3.00 pm</text:span></text:p>
      <text:p text:style-name="P9"/>
      <text:p text:style-name="P10"/>
      <text:p text:style-name="P6"><text:span text:style-name="T3">Venue<text:tab/><text:tab/> <text:s text:c="5"/>:<text:tab/>V1</text:span></text:p>
      <text:p text:style-name="P11"/>
      <text:p text:style-name="P15"/>
      <text:p text:style-name="P15"/>
      <text:h text:style-name="P17" text:outline-level="3">M E M B E R</text:h>
      <text:p text:style-name="P3"/>
      <text:p text:style-name="P3"/>
      <text:p text:style-name="P3"/>
      <text:p text:style-name="P3"/>
      <text:p text:style-name="P3"/>
      <text:p text:style-name="P1"><text:span text:style-name="T3">CCC<text:tab/><text:tab/><text:tab/><text:tab/><text:tab/>: <text:s text:c="4"/>__________________________________________________</text:span></text:p>
      <text:p text:style-name="P3"/>
      <text:p text:style-name="P3"/>
      <text:p text:style-name="P3"/>
      <text:p text:style-name="P3"/>
      <text:p text:style-name="P3"/>
      <text:p text:style-name="P1"><text:span text:style-name="T3">KHOR SIEW ENG (Secretary)<text:tab/><text:tab/>: <text:s text:c="3"/>__________________________________________________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2.7mm"/>
        </style:tab-stops>
      </style:paragraph-properties>
      <style:text-properties style:font-name="Arial" fo:letter-spacing="-0.05mm" fo:language="en" fo:country="US" fo:font-weight="bold" style:font-weight-asian="bold" style:font-name-complex="Arial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style:text-underline-style="solid" style:text-underline-width="auto" style:text-underline-color="font-color" fo:font-weight="bold" style:font-weight-asian="bold" style:font-name-complex="Arial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4.23mm" fo:margin-bottom="1.06mm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4.23mm" fo:margin-bottom="1.06mm"/>
      <style:text-properties fo:font-style="italic" style:font-style-asian="italic" style:font-size-complex="12pt" style:font-style-complex="italic"/>
    </style:style>
    <style:style style:name="Endnote" style:family="paragraph" style:parent-style-name="Standard" style:class="extra"/>
    <style:style style:name="Footnote" style:family="paragraph" style:parent-style-name="Standard" style:class="extra"/>
    <style:style style:name="Right_20_Par_20_1" style:display-name="Right Par 1" style:family="paragraph">
      <style:paragraph-properties fo:margin="100%" fo:margin-left="12.7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2" style:display-name="Right Par 2" style:family="paragraph">
      <style:paragraph-properties fo:margin="100%" fo:margin-left="25.4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3" style:display-name="Right Par 3" style:family="paragraph">
      <style:paragraph-properties fo:margin="100%" fo:margin-left="38.1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/>
          <style:tab-stop style:position="38.1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4" style:display-name="Right Par 4" style:family="paragraph">
      <style:paragraph-properties fo:margin="100%" fo:margin-left="50.8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/>
          <style:tab-stop style:position="38.1mm"/>
          <style:tab-stop style:position="50.8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5" style:display-name="Right Par 5" style:family="paragraph">
      <style:paragraph-properties fo:margin="100%" fo:margin-left="63.5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/>
          <style:tab-stop style:position="38.1mm"/>
          <style:tab-stop style:position="50.8mm"/>
          <style:tab-stop style:position="63.5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6" style:display-name="Right Par 6" style:family="paragraph">
      <style:paragraph-properties fo:margin="100%" fo:margin-left="76.2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/>
          <style:tab-stop style:position="38.1mm"/>
          <style:tab-stop style:position="50.8mm"/>
          <style:tab-stop style:position="63.5mm"/>
          <style:tab-stop style:position="76.2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7" style:display-name="Right Par 7" style:family="paragraph">
      <style:paragraph-properties fo:margin="100%" fo:margin-left="88.9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/>
          <style:tab-stop style:position="38.1mm"/>
          <style:tab-stop style:position="50.8mm"/>
          <style:tab-stop style:position="63.5mm"/>
          <style:tab-stop style:position="76.2mm"/>
          <style:tab-stop style:position="88.9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Right_20_Par_20_8" style:display-name="Right Par 8" style:family="paragraph">
      <style:paragraph-properties fo:margin="100%" fo:margin-left="101.6mm" fo:margin-right="0mm" fo:hyphenation-ladder-count="no-limit" fo:text-indent="0mm" style:auto-text-indent="false">
        <style:tab-stops>
          <style:tab-stop style:position="-12.7mm"/>
          <style:tab-stop style:position="0mm"/>
          <style:tab-stop style:position="12.7mm"/>
          <style:tab-stop style:position="25.4mm"/>
          <style:tab-stop style:position="38.1mm"/>
          <style:tab-stop style:position="50.8mm"/>
          <style:tab-stop style:position="63.5mm"/>
          <style:tab-stop style:position="76.2mm"/>
          <style:tab-stop style:position="88.9mm"/>
          <style:tab-stop style:position="101.6mm" style:type="char" style:char=".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Document_20_1" style:display-name="Document 1" style:family="paragraph">
      <style:paragraph-properties fo:keep-together="always" fo:hyphenation-ladder-count="no-limit" fo:keep-with-next="always">
        <style:tab-stops>
          <style:tab-stop style:position="-12.7mm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Technical_20_5" style:display-name="Technical 5" style:family="paragraph">
      <style:paragraph-properties fo:margin="100%" fo:margin-left="0mm" fo:margin-right="0mm" fo:hyphenation-ladder-count="no-limit" fo:text-indent="12.7mm" style:auto-text-indent="false">
        <style:tab-stops>
          <style:tab-stop style:position="-12.7mm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echnical_20_6" style:display-name="Technical 6" style:family="paragraph">
      <style:paragraph-properties fo:margin="100%" fo:margin-left="0mm" fo:margin-right="0mm" fo:hyphenation-ladder-count="no-limit" fo:text-indent="12.7mm" style:auto-text-indent="false">
        <style:tab-stops>
          <style:tab-stop style:position="-12.7mm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echnical_20_4" style:display-name="Technical 4" style:family="paragraph">
      <style:paragraph-properties fo:hyphenation-ladder-count="no-limit">
        <style:tab-stops>
          <style:tab-stop style:position="-12.7mm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echnical_20_7" style:display-name="Technical 7" style:family="paragraph">
      <style:paragraph-properties fo:margin="100%" fo:margin-left="0mm" fo:margin-right="0mm" fo:hyphenation-ladder-count="no-limit" fo:text-indent="12.7mm" style:auto-text-indent="false">
        <style:tab-stops>
          <style:tab-stop style:position="-12.7mm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Technical_20_8" style:display-name="Technical 8" style:family="paragraph">
      <style:paragraph-properties fo:margin="100%" fo:margin-left="0mm" fo:margin-right="0mm" fo:hyphenation-ladder-count="no-limit" fo:text-indent="12.7mm" style:auto-text-indent="false">
        <style:tab-stops>
          <style:tab-stop style:position="-12.7mm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12.7mm" fo:margin-right="12.7mm" fo:margin-top="8.47mm" fo:margin-bottom="0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25.4mm" fo:margin-right="12.7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38.1mm" fo:margin-right="12.7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50.8mm" fo:margin-right="12.7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63.5mm" fo:margin-right="12.7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2.7mm" fo:margin-right="0mm" fo:hyphenation-ladder-count="no-limit" fo:text-indent="-12.7mm" style:auto-text-indent="false">
        <style:tab-stops>
          <style:tab-stop style:position="165.1m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2.7mm" fo:margin-right="0mm" fo:hyphenation-ladder-count="no-limit" fo:text-indent="-12.7m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12.7mm" fo:margin-right="0mm" fo:hyphenation-ladder-count="no-limit" fo:text-indent="-12.7mm" style:auto-text-indent="false">
        <style:tab-stops>
          <style:tab-stop style:position="165.1m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2.7mm" fo:margin-right="0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="100%" fo:margin-left="25.4mm" fo:margin-right="12.7mm" fo:hyphenation-ladder-count="no-limit" fo:text-indent="-25.4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="100%" fo:margin-left="25.4mm" fo:margin-right="12.7mm" fo:hyphenation-ladder-count="no-limit" fo:text-indent="-12.7mm" style:auto-text-indent="false">
        <style:tab-stops>
          <style:tab-stop style:position="165.1m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TOA_20_Heading" style:display-name="TOA Heading" style:family="paragraph" style:parent-style-name="Standard" style:next-style-name="Standard">
      <style:paragraph-properties fo:hyphenation-ladder-count="no-limit">
        <style:tab-stops>
          <style:tab-stop style:position="165.1m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Body_20_Text_20_Indent_20_3" style:display-name="Body Text Indent 3" style:family="paragraph" style:parent-style-name="Standard">
      <style:paragraph-properties fo:margin="100%" fo:margin-left="12.7mm" fo:margin-right="0mm" fo:text-align="justify" style:justify-single-word="false" fo:text-indent="-12.7mm" style:auto-text-indent="false">
        <style:tab-stops>
          <style:tab-stop style:position="12.7mm"/>
        </style:tab-stops>
      </style:paragraph-properties>
      <style:text-properties style:font-name="Univers" fo:font-size="10.5pt" style:font-size-asian="10.5pt" style:font-name-complex="Univers"/>
    </style:style>
    <style:style style:name="Text_20_body_20_indent" style:display-name="Text body indent" style:family="paragraph" style:parent-style-name="Standard" style:class="text">
      <style:paragraph-properties fo:margin="100%" fo:margin-left="12.7mm" fo:margin-right="0mm" fo:text-align="justify" style:justify-single-word="false" fo:hyphenation-ladder-count="no-limit" fo:text-indent="-12.7mm" style:auto-text-indent="false">
        <style:tab-stops>
          <style:tab-stop style:position="-12.7mm"/>
          <style:tab-stop style:position="0mm"/>
        </style:tab-stops>
      </style:paragraph-properties>
      <style:text-properties style:font-name="Arial" fo:letter-spacing="-0.05mm" style:font-name-complex="Arial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="100%" fo:margin-left="12.7mm" fo:margin-right="0mm" fo:text-align="justify" style:justify-single-word="false" fo:hyphenation-ladder-count="no-limit" fo:text-indent="-12.7mm" style:auto-text-indent="false">
        <style:tab-stops>
          <style:tab-stop style:position="-12.7mm"/>
          <style:tab-stop style:position="0mm"/>
        </style:tab-stops>
      </style:paragraph-properties>
      <style:text-properties style:font-name="Univers" fo:font-size="11pt" fo:letter-spacing="-0.05mm" style:font-size-asian="11pt" style:font-name-complex="Arial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weight="bold" style:font-weight-asian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5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Document_20_8" style:display-name="Document 8" style:family="text" style:parent-style-name="Default_20_Paragraph_20_Font"/>
    <style:style style:name="Document_20_4" style:display-name="Document 4" style:family="text">
      <style:text-properties fo:font-size="12pt" fo:font-style="italic" fo:font-weight="bold" style:font-size-asian="12pt" style:font-style-asian="italic" style:font-weight-asian="bold"/>
    </style:style>
    <style:style style:name="Document_20_6" style:display-name="Document 6" style:family="text" style:parent-style-name="Default_20_Paragraph_20_Font"/>
    <style:style style:name="Document_20_5" style:display-name="Document 5" style:family="text" style:parent-style-name="Default_20_Paragraph_20_Font"/>
    <style:style style:name="Document_20_2" style:display-name="Document 2" style:family="text">
      <style:text-properties style:font-name="Times New Roman" fo:font-size="12pt" fo:language="en" fo:country="US" style:font-size-asian="12pt" style:font-name-complex="Times New Roman"/>
    </style:style>
    <style:style style:name="Document_20_7" style:display-name="Document 7" style:family="text" style:parent-style-name="Default_20_Paragraph_20_Font"/>
    <style:style style:name="Bibliogrphy" style:family="text" style:parent-style-name="Default_20_Paragraph_20_Font"/>
    <style:style style:name="Document_20_3" style:display-name="Document 3" style:family="text">
      <style:text-properties style:font-name="Times New Roman" fo:font-size="12pt" fo:language="en" fo:country="US" style:font-size-asian="12pt" style:font-name-complex="Times New Roman"/>
    </style:style>
    <style:style style:name="Tech_20_Init" style:display-name="Tech Init" style:family="text">
      <style:text-properties style:font-name="Times New Roman" fo:font-size="12pt" fo:language="en" fo:country="US" style:font-size-asian="12pt" style:font-name-complex="Times New Roman"/>
    </style:style>
    <style:style style:name="Technical_20_2" style:display-name="Technical 2" style:family="text">
      <style:text-properties style:font-name="Times New Roman" fo:font-size="12pt" fo:language="en" fo:country="US" style:font-size-asian="12pt" style:font-name-complex="Times New Roman"/>
    </style:style>
    <style:style style:name="Technical_20_3" style:display-name="Technical 3" style:family="text">
      <style:text-properties style:font-name="Times New Roman" fo:font-size="12pt" fo:language="en" fo:country="US" style:font-size-asian="12pt" style:font-name-complex="Times New Roman"/>
    </style:style>
    <style:style style:name="Technical_20_1" style:display-name="Technical 1" style:family="text">
      <style:text-properties style:font-name="Times New Roman" fo:font-size="12pt" fo:language="en" fo:country="US" style:font-size-asian="12pt" style:font-name-complex="Times New Roman"/>
    </style:style>
    <style:style style:name="Doc_20_Init" style:display-name="Doc Init" style:family="text" style:parent-style-name="Default_20_Paragraph_20_Font"/>
    <style:style style:name="_5f_Equation_20_Caption" style:display-name="_Equation Caption" style:family="text"/>
    <style:style style:name="Balloon_20_Text_20_Char" style:display-name="Balloon Text Char" style:family="text">
      <style:text-properties style:font-name="Segoe UI" fo:font-size="9pt" fo:language="en" fo:country="GB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number text:level="1" text:style-name="WW8Num1z0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1.75mm" fo:text-indent="-3.18mm" fo:margin-left="31.7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9.85mm" fo:text-indent="-3.18mm" fo:margin-left="69.8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7.95mm" fo:text-indent="-3.18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WW8Num5z0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1.75mm" fo:text-indent="-3.18mm" fo:margin-left="31.7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9.85mm" fo:text-indent="-3.18mm" fo:margin-left="69.8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7.95mm" fo:text-indent="-3.18mm" fo:margin-left="10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5pt" fo:language="none" fo:country="none" style:font-size-asian="5pt" style:language-asian="none" style:country-asian="none"/>
    </style:style>
    <style:style style:name="MP2" style:family="paragraph" style:parent-style-name="Standard">
      <style:paragraph-properties>
        <style:tab-stops>
          <style:tab-stop style:position="79.6mm" style:type="center"/>
          <style:tab-stop style:position="159.21mm" style:type="right"/>
        </style:tab-stops>
      </style:paragraph-properties>
    </style:style>
    <style:style style:name="Mfr1" style:family="graphic" style:parent-style-name="Frame">
      <style:graphic-properties fo:margin-left="3.19mm" fo:margin-right="3.19mm" style:run-through="background" style:wrap="run-through" style:number-wrapped-paragraphs="no-limit" style:vertical-pos="from-top" style:vertical-rel="paragraph" style:horizontal-pos="from-left" style:horizontal-rel="page" fo:background-color="#ffffff" style:background-transparency="100%" fo:padding="0.02mm" fo:border="none">
        <style:background-image/>
      </style:graphic-properties>
    </style:style>
    <style:page-layout style:name="Mpm1">
      <style:page-layout-properties fo:page-width="210.01mm" fo:page-height="297mm" style:num-format="1" style:print-orientation="portrait" fo:margin-top="12.7mm" fo:margin-bottom="25.01mm" fo:margin-left="26.99mm" fo:margin-right="24.32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7.3mm" fo:margin-bottom="16.32mm" style:dynamic-spacing="tru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30mm" fo:margin-bottom="25.01mm" fo:margin-left="26.99mm" fo:margin-right="24.32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/>
      </style:header-style>
      <style:footer-style>
        <style:header-footer-properties fo:min-height="0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25.4mm" svg:y="0mm" svg:width="159.21mm" svg:height="4.23mm" draw:z-index="0"><draw:text-box><text:p text:style-name="MP2"/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</dc:title>
    <meta:initial-creator>LTC &amp; Associates</meta:initial-creator>
    <meta:creation-date>2015-05-28T08:33:00</meta:creation-date>
    <dc:creator>Sally Khor</dc:creator>
    <dc:date>2015-05-28T08:33:00</dc:date>
    <meta:print-date>2015-03-02T11:25:00</meta:print-date>
    <meta:editing-cycles>2</meta:editing-cycles>
    <meta:editing-duration>P15824DT17H31M44S</meta:editing-duration>
    <meta:document-statistic meta:table-count="0" meta:image-count="0" meta:object-count="0" meta:page-count="1" meta:paragraph-count="9" meta:word-count="53" meta:character-count="376" meta:non-whitespace-character-count="312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